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15:30:56.418823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13T15:31:23.717448596</dc:date>
    <meta:editing-duration>P52DT16H26M54S</meta:editing-duration>
    <meta:editing-cycles>56</meta:editing-cycles>
    <meta:generator>LibreOffice/24.2.4.2$Linux_X86_64 LibreOffice_project/420$Build-2</meta:generator>
    <meta:document-statistic meta:table-count="5" meta:cell-count="89" meta:object-count="0"/>
  </office:meta>
</office:document-meta>
</file>